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1.6729in" style:rel-column-width="16383*"/>
    </style:style>
    <style:style style:name="表格1.B" style:family="table-column">
      <style:table-column-properties style:column-width="1.6736in" style:rel-column-width="16384*"/>
    </style:style>
    <style:style style:name="表格1.C" style:family="table-column">
      <style:table-column-properties style:column-width="3.3465in" style:rel-column-width="32768*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C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9a5f2"/>
    </style:style>
    <style:style style:name="P2" style:family="paragraph" style:parent-style-name="Title">
      <style:text-properties officeooo:rsid="0009a5f2" officeooo:paragraph-rsid="0009a5f2"/>
    </style:style>
    <style:style style:name="P3" style:family="paragraph" style:parent-style-name="Table_20_Contents">
      <style:text-properties officeooo:rsid="000a3709" officeooo:paragraph-rsid="000a3709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officeooo:rsid="000aeb81" officeooo:paragraph-rsid="000aeb81"/>
    </style:style>
    <style:style style:name="P6" style:family="paragraph" style:parent-style-name="Table_20_Contents">
      <style:text-properties officeooo:paragraph-rsid="000aeb81"/>
    </style:style>
    <style:style style:name="P7" style:family="paragraph" style:parent-style-name="Table_20_Contents">
      <style:text-properties officeooo:rsid="000c0131" officeooo:paragraph-rsid="000c0131"/>
    </style:style>
    <style:style style:name="P8" style:family="paragraph" style:parent-style-name="Table_20_Contents">
      <style:text-properties officeooo:paragraph-rsid="000c0131"/>
    </style:style>
    <style:style style:name="P9" style:family="paragraph" style:parent-style-name="Table_20_Contents">
      <style:text-properties officeooo:rsid="000c7f59" officeooo:paragraph-rsid="000c7f59"/>
    </style:style>
    <style:style style:name="T1" style:family="text">
      <style:text-properties officeooo:rsid="0009a5f2"/>
    </style:style>
    <style:style style:name="T2" style:family="text">
      <style:text-properties officeooo:rsid="000a3709"/>
    </style:style>
    <style:style style:name="T3" style:family="text">
      <style:text-properties officeooo:rsid="000aeb81"/>
    </style:style>
    <style:style style:name="T4" style:family="text">
      <style:text-properties officeooo:rsid="000c0131"/>
    </style:style>
    <style:style style:name="T5" style:family="text">
      <style:text-properties officeooo:rsid="000c7f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ue.js 2.0基础与实战</text:p>
      <text:h text:style-name="Heading_20_1" text:outline-level="1">课程简介</text:h>
      <text:p text:style-name="P1">以<text:span text:style-name="T1">Vue.js 2.0为基础，讲解Vue.js框架的基本使用。掌握最新的前端技术与理念，深入理解组件化的意义，通过实践验证Vue.js的学习效果，并在理解的基础上快速实现一个基本的综合SPA页面。</text:span></text:p>
      <text:h text:style-name="Heading_20_1" text:outline-level="1">学习基础</text:h>
      <text:p text:style-name="Text_20_body">掌握一定的<text:span text:style-name="T2">HTML，CSS，JS基础，具备中等水平的熟练程度</text:span></text:p>
      <text:p text:style-name="Text_20_body"/>
      <text:h text:style-name="Heading_20_1" text:outline-level="1">培训大纲（<text:span text:style-name="T2">2天）</text:span></text:h>
      <text:p text:style-name="Text_20_body"/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table:number-columns-spanned="2" office:value-type="string">
            <text:p text:style-name="P4">时间</text:p>
          </table:table-cell>
          <table:covered-table-cell/>
          <table:table-cell table:style-name="表格1.C1" office:value-type="string">
            <text:p text:style-name="Table_20_Contents">内容</text:p>
          </table:table-cell>
        </table:table-row>
        <table:table-row>
          <table:table-cell table:style-name="表格1.A2" table:number-rows-spanned="2" office:value-type="string">
            <text:p text:style-name="Table_20_Contents">第一天</text:p>
          </table:table-cell>
          <table:table-cell table:style-name="表格1.A2" office:value-type="string">
            <text:p text:style-name="Table_20_Contents">上午</text:p>
          </table:table-cell>
          <table:table-cell table:style-name="表格1.C2" office:value-type="string">
            <text:p text:style-name="P3">1. javascript异步处理的讲解(promise, async, await)</text:p>
            <text:p text:style-name="P3">2. 前端的基本发展与三大框架的比较</text:p>
            <text:p text:style-name="P3">3. <text:s/>Vue.js的基本介绍环境搭建</text:p>
            <text:p text:style-name="P3">4. Vue.js的基本功能介绍<text:span text:style-name="T3">(模板，事件绑定，数据绑定)</text:span></text:p>
            <text:p text:style-name="P3"/>
          </table:table-cell>
        </table:table-row>
        <table:table-row>
          <table:covered-table-cell/>
          <table:table-cell table:style-name="表格1.A2" office:value-type="string">
            <text:p text:style-name="Table_20_Contents">下午</text:p>
          </table:table-cell>
          <table:table-cell table:style-name="表格1.C2" office:value-type="string">
            <text:p text:style-name="P5">1. 组件的介绍与基本功能</text:p>
            <text:p text:style-name="P5">2. <text:s/>组件的关系处理与数据传递</text:p>
            <text:p text:style-name="P6"><text:span text:style-name="T3">3. </text:span>动态组件 &amp; 异步组件</text:p>
            <text:p text:style-name="P7">4. 组件的创建与发布</text:p>
            <text:p text:style-name="P7"/>
          </table:table-cell>
        </table:table-row>
        <table:table-row>
          <table:table-cell table:style-name="表格1.A2" table:number-rows-spanned="2" office:value-type="string">
            <text:p text:style-name="Table_20_Contents">第二天</text:p>
          </table:table-cell>
          <table:table-cell table:style-name="表格1.A2" office:value-type="string">
            <text:p text:style-name="Table_20_Contents">上午</text:p>
          </table:table-cell>
          <table:table-cell table:style-name="表格1.C2" office:value-type="string">
            <text:p text:style-name="P8"><text:span text:style-name="T4">1. vue-router路由的基本概念与实现详解</text:span><text:bookmark text:name="动态路由匹配"/><text:span text:style-name="T4">（动态，静态路由的实现，路由变化的侦听）</text:span></text:p>
            <text:p text:style-name="P7">2. <text:s/><text:span text:style-name="T5">vuex状态管理</text:span></text:p>
          </table:table-cell>
        </table:table-row>
        <table:table-row>
          <table:covered-table-cell/>
          <table:table-cell table:style-name="表格1.A2" office:value-type="string">
            <text:p text:style-name="P8">下午</text:p>
          </table:table-cell>
          <table:table-cell table:style-name="表格1.C2" office:value-type="string">
            <text:p text:style-name="P9">1. <text:s/>国际化的介绍与实现</text:p>
            <text:p text:style-name="P9">2. <text:s/>vue-cli和单元测试的介绍</text:p>
            <text:p text:style-name="P9">3. WebPack打包工具介绍与实战</text:p>
            <text:p text:style-name="P9">3. 一个基于bootstrap/element，包含有国际化，表单， 选择， grid view等UI组件的项目实现</text:p>
          </table:table-cell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6:17:00.237840950</meta:creation-date>
    <dc:date>2019-04-09T17:18:42.507559649</dc:date>
    <meta:editing-duration>PT10M1S</meta:editing-duration>
    <meta:editing-cycles>1</meta:editing-cycles>
    <meta:document-statistic meta:table-count="1" meta:image-count="0" meta:object-count="0" meta:page-count="1" meta:paragraph-count="28" meta:word-count="350" meta:character-count="508" meta:non-whitespace-character-count="480"/>
    <meta:generator>LibreOffice/6.0.7.3$Linux_X86_64 LibreOffice_project/00m0$Build-3</meta:generator>
  </office:meta>
</office:document-meta>
</file>